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5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row-height="1.25in" fo:keep-together="auto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4347in" style:rel-width="99%" fo:margin-left="0.0653in" fo:margin-top="0in" fo:margin-bottom="0in" table:align="left" style:writing-mode="lr-tb"/>
    </style:style>
    <style:style style:name="Table2.A" style:family="table-column">
      <style:table-column-properties style:column-width="6.4347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Table2.A4" style:family="table-cell">
      <style:table-cell-properties fo:padding-left="0.4in" fo:padding-right="0in" fo:padding-top="0.15in" fo:padding-bottom="0in" fo:border-left="2.25pt dotted #bfbfbf" fo:border-right="none" fo:border-top="none" fo:border-bottom="none" style:writing-mode="lr-tb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style:writing-mode="page"/>
    </style:style>
    <style:style style:name="Table4" style:family="table">
      <style:table-properties style:width="6.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 style:writing-mode="lr-tb"/>
    </style:style>
    <style:style style:name="Table4.B1" style:family="table-cell">
      <style:table-cell-properties fo:padding-left="0.25in" fo:padding-right="0in" fo:padding-top="0in" fo:padding-bottom="0in" fo:border="none" style:writing-mode="lr-tb"/>
    </style:style>
    <style:style style:name="Table3" style:family="table">
      <style:table-properties style:width="6.4347in" style:rel-width="99%" fo:margin-left="0.0653in" fo:margin-top="0in" fo:margin-bottom="0in" table:align="left" style:writing-mode="lr-tb"/>
    </style:style>
    <style:style style:name="Table3.A" style:family="table-column">
      <style:table-column-properties style:column-width="6.4347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4in" fo:padding-right="0in" fo:padding-top="0in" fo:padding-bottom="0in" fo:border-left="2.25pt dotted #bfbfbf" fo:border-right="none" fo:border-top="none" fo:border-bottom="none" style:writing-mode="lr-tb"/>
    </style:style>
    <style:style style:name="P1" style:family="paragraph" style:parent-style-name="Contact_20_Info">
      <style:paragraph-properties fo:margin-top="0in" fo:margin-bottom="0in" style:contextual-spacing="false" fo:orphans="2" fo:widows="2"/>
    </style:style>
    <style:style style:name="P2" style:family="paragraph" style:parent-style-name="Contact_20_Info_20_Emphasis">
      <style:paragraph-properties fo:margin-top="0in" fo:margin-bottom="0in" style:contextual-spacing="false" fo:orphans="2" fo:widows="2"/>
    </style:style>
    <style:style style:name="P3" style:family="paragraph" style:parent-style-name="Heading_20_3">
      <style:paragraph-properties fo:margin-top="0in" fo:margin-bottom="0in" style:contextual-spacing="false" fo:text-align="start" style:justify-single-word="false" fo:orphans="2" fo:widows="2"/>
    </style:style>
    <style:style style:name="P4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1f62c4"/>
    </style:style>
    <style:style style:name="P5" style:family="paragraph" style:parent-style-name="Heading_20_1">
      <style:text-properties fo:text-transform="uppercase" fo:color="#262626" loext:opacity="100%" style:font-name="Georgia" fo:font-size="14pt" fo:font-weight="bold" officeooo:rsid="0020d84d" officeooo:paragraph-rsid="0020d84d" style:font-size-asian="14pt" style:font-weight-asian="bold" style:font-size-complex="16pt"/>
    </style:style>
    <style:style style:name="P6" style:family="paragraph" style:parent-style-name="Heading_20_2">
      <style:paragraph-properties fo:margin-top="0in" fo:margin-bottom="0.028in" style:contextual-spacing="false" fo:text-align="start" style:justify-single-word="false" fo:orphans="2" fo:widows="2"/>
    </style:style>
    <style:style style:name="P7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1f62c4"/>
    </style:style>
    <style:style style:name="P8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20d84d"/>
    </style:style>
    <style:style style:name="P9" style:family="paragraph" style:parent-style-name="Title">
      <style:paragraph-properties fo:margin-top="0in" fo:margin-bottom="0in" style:contextual-spacing="true" fo:orphans="2" fo:widows="2"/>
    </style:style>
    <style:style style:name="P10" style:family="paragraph" style:parent-style-name="Heading_20_1">
      <style:text-properties fo:text-transform="uppercase" fo:color="#262626" loext:opacity="100%" style:font-name="Georgia" fo:font-size="14pt" fo:font-weight="bold" officeooo:rsid="00258b63" officeooo:paragraph-rsid="00291bef" style:font-name-asian="Calibri1" style:font-size-asian="14pt" style:font-weight-asian="bold" style:font-name-complex="Noto Sans Arabic UI" style:font-size-complex="16pt"/>
    </style:style>
    <style:style style:name="P11" style:family="paragraph" style:parent-style-name="Heading_20_1">
      <style:text-properties fo:text-transform="uppercase" fo:color="#262626" loext:opacity="100%" style:font-name="Georgia" fo:font-size="14pt" fo:font-weight="bold" officeooo:rsid="002ae23e" officeooo:paragraph-rsid="002b0655" style:font-name-asian="Calibri1" style:font-size-asian="14pt" style:font-weight-asian="bold" style:font-name-complex="Noto Sans Arabic UI" style:font-size-complex="16pt"/>
    </style:style>
    <style:style style:name="P12" style:family="paragraph" style:parent-style-name="Heading_20_1">
      <style:text-properties officeooo:paragraph-rsid="00291bef"/>
    </style:style>
    <style:style style:name="P13" style:family="paragraph" style:parent-style-name="Heading_20_1">
      <style:text-properties officeooo:paragraph-rsid="002ae23e"/>
    </style:style>
    <style:style style:name="P14" style:family="paragraph" style:parent-style-name="Heading_20_1">
      <style:text-properties officeooo:paragraph-rsid="002b0655"/>
    </style:style>
    <style:style style:name="P15" style:family="paragraph" style:parent-style-name="Heading_20_2">
      <style:paragraph-properties fo:margin-top="0in" fo:margin-bottom="0.028in" style:contextual-spacing="false" fo:text-align="start" style:justify-single-word="false" fo:orphans="2" fo:widows="2" style:writing-mode="lr-tb"/>
    </style:style>
    <style:style style:name="P16" style:family="paragraph" style:parent-style-name="Heading_20_2">
      <style:paragraph-properties fo:margin-top="0in" fo:margin-bottom="0.028in" style:contextual-spacing="false" fo:text-align="start" style:justify-single-word="false" fo:orphans="2" fo:widows="2" style:writing-mode="lr-tb"/>
      <style:text-properties officeooo:paragraph-rsid="00291bef"/>
    </style:style>
    <style:style style:name="P17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20d84d"/>
    </style:style>
    <style:style style:name="P18" style:family="paragraph" style:parent-style-name="Heading_20_2">
      <style:paragraph-properties fo:margin-top="0in" fo:margin-bottom="0.028in" style:contextual-spacing="false" fo:text-align="start" style:justify-single-word="false" fo:orphans="2" fo:widows="2"/>
      <style:text-properties officeooo:paragraph-rsid="002b0655"/>
    </style:style>
    <style:style style:name="P19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291bef"/>
    </style:style>
    <style:style style:name="P20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2ae23e"/>
    </style:style>
    <style:style style:name="P21" style:family="paragraph" style:parent-style-name="Heading_20_3">
      <style:paragraph-properties fo:margin-top="0in" fo:margin-bottom="0in" style:contextual-spacing="false" fo:text-align="start" style:justify-single-word="false" fo:orphans="2" fo:widows="2"/>
      <style:text-properties officeooo:paragraph-rsid="002b0655"/>
    </style:style>
    <style:style style:name="P22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2454bf"/>
    </style:style>
    <style:style style:name="P23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officeooo:paragraph-rsid="00291bef"/>
    </style:style>
    <style:style style:name="P24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1fcf0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0af1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0af10" officeooo:paragraph-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1fcf0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List_20_Bullet" style:list-style-name="WWNum5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List_20_Bullet" style:list-style-name="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fcf01" officeooo:paragraph-rsid="0021321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List_20_Bullet" style:list-style-name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95959" loext:opacity="100%" style:font-name="Calibri" fo:font-size="11pt" fo:language="en" fo:country="US" officeooo:rsid="001fcf01" officeooo:paragraph-rsid="0021321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db59f" officeooo:paragraph-rsid="001db59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db59f" officeooo:paragraph-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1db59f" officeooo:paragraph-rsid="002b06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 style:list-style-name="L3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officeooo:rsid="002b0655" officeooo:paragraph-rsid="002b065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fo:color="#595959" loext:opacity="100%" style:font-name="Calibri" fo:font-size="11pt" fo:language="en" fo:country="US" fo:font-weight="normal" officeooo:rsid="00291bef" officeooo:paragraph-rsid="00291bef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paragraph-rsid="00258b63"/>
    </style:style>
    <style:style style:name="P38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paragraph-rsid="00268fd8"/>
    </style:style>
    <style:style style:name="P39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paragraph-rsid="00278fe1"/>
    </style:style>
    <style:style style:name="P40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rsid="00258b63" officeooo:paragraph-rsid="00258b63"/>
    </style:style>
    <style:style style:name="P41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rsid="00258b63" officeooo:paragraph-rsid="00291bef"/>
    </style:style>
    <style:style style:name="P42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rsid="00268fd8" officeooo:paragraph-rsid="00268fd8"/>
    </style:style>
    <style:style style:name="P43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/>
      <style:text-properties officeooo:rsid="002790a9" officeooo:paragraph-rsid="002790a9"/>
    </style:style>
    <style:style style:name="P44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fo:font-weight="normal" officeooo:paragraph-rsid="001fcf01" style:font-weight-asian="normal" style:font-weight-complex="normal"/>
    </style:style>
    <style:style style:name="P45" style:family="paragraph" style:parent-style-name="Standard" style:list-style-name="L2">
      <style:paragraph-properties fo:margin-top="0in" fo:margin-bottom="0in" style:contextual-spacing="false" fo:text-align="start" style:justify-single-word="false" fo:orphans="2" fo:widows="2"/>
      <style:text-properties fo:font-weight="normal" officeooo:rsid="001fcf01" officeooo:paragraph-rsid="001fcf01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in" style:contextual-spacing="false" fo:text-align="start" style:justify-single-word="false" fo:orphans="2" fo:widows="2" style:writing-mode="lr-tb"/>
      <style:text-properties officeooo:paragraph-rsid="00291bef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fo:language="en" fo:country="US" style:language-asian="en" style:country-asian="US" style:language-complex="ar" style:country-complex="SA"/>
    </style:style>
    <style:style style:name="T2" style:family="text"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fo:color="#595959" loext:opacity="100%" style:font-name="Calibri" fo:font-size="11pt" fo:language="en" fo:country="US" officeooo:rsid="001d67d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fo:color="#595959" loext:opacity="100%" style:font-name="Calibri" fo:font-size="11pt" fo:language="en" fo:country="US" officeooo:rsid="001fcf0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" style:family="text">
      <style:text-properties fo:color="#595959" loext:opacity="100%" style:font-name="Calibri" fo:font-size="11pt" fo:language="en" fo:country="US" officeooo:rsid="0021b08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6" style:family="text">
      <style:text-properties fo:color="#595959" loext:opacity="100%" style:font-name="Calibri" fo:font-size="11pt" fo:language="en" fo:country="US" officeooo:rsid="002454b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7" style:family="text">
      <style:text-properties fo:color="#595959" loext:opacity="100%" style:font-name="Calibri" fo:font-size="11pt" fo:language="en" fo:country="US" officeooo:rsid="00291b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" style:family="text">
      <style:text-properties fo:color="#595959" loext:opacity="100%" style:font-name="Calibri" fo:font-size="11pt" fo:language="en" fo:country="US" officeooo:rsid="002ae23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9" style:family="text">
      <style:text-properties fo:color="#595959" loext:opacity="100%" style:font-name="Calibri" fo:font-size="11pt" fo:language="en" fo:country="US" style:letter-kerning="false" style:font-size-asian="11pt" style:language-asian="en" style:country-asian="US" style:language-complex="ar" style:country-complex="SA"/>
    </style:style>
    <style:style style:name="T10" style:family="text">
      <style:text-properties fo:color="#595959" loext:opacity="100%" style:font-name="Calibri" fo:font-size="11pt" fo:language="en" fo:country="US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1" style:family="text">
      <style:text-properties fo:color="#595959" loext:opacity="100%" style:font-name="Calibri" fo:font-size="11pt" fo:language="en" fo:country="US" fo:font-weight="normal" officeooo:rsid="00268fd8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2" style:family="text">
      <style:text-properties fo:color="#595959" loext:opacity="100%" style:font-name="Calibri" fo:font-size="11pt" fo:language="en" fo:country="US" fo:font-weight="normal" officeooo:rsid="00258b6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3" style:family="text">
      <style:text-properties fo:color="#595959" loext:opacity="100%" style:font-name="Calibri" fo:font-size="11pt" fo:language="en" fo:country="US" fo:font-weight="normal" officeooo:rsid="00278fe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4" style:family="text">
      <style:text-properties fo:color="#595959" loext:opacity="100%" style:font-name="Calibri" fo:font-size="11pt" fo:language="en" fo:country="US" fo:font-weight="normal" officeooo:rsid="00291bef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5" style:family="text">
      <style:text-properties style:font-name="Calibri" fo:language="en" fo:country="US" style:letter-kerning="false" style:language-asian="en" style:country-asian="US" style:language-complex="ar" style:country-complex="SA"/>
    </style:style>
    <style:style style:name="T16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text-transform="uppercase" fo:color="#595959" loext:opacity="100%" style:font-name="Georgia" fo:font-size="35pt" fo:language="en" fo:country="US" officeooo:rsid="001d67d4" style:letter-kerning="true" style:font-size-asian="35pt" style:language-asian="en" style:country-asian="US" style:font-size-complex="28pt" style:language-complex="ar" style:country-complex="SA"/>
    </style:style>
    <style:style style:name="T18" style:family="text">
      <style:text-properties fo:text-transform="uppercase" fo:color="#595959" loext:opacity="100%" style:font-name="Georgia" fo:font-size="35pt" fo:language="en" fo:country="US" fo:font-weight="normal" officeooo:rsid="001d67d4" style:letter-kerning="true" style:font-size-asian="35pt" style:language-asian="en" style:country-asian="US" style:font-weight-asian="normal" style:font-size-complex="28pt" style:language-complex="ar" style:country-complex="SA" style:font-style-complex="italic" style:font-weight-complex="normal"/>
    </style:style>
    <style:style style:name="T19" style:family="text">
      <style:text-properties fo:text-transform="uppercase" fo:color="#595959" loext:opacity="100%" style:font-name="Calibri" fo:font-size="11pt" fo:language="en" fo:country="US" fo:font-weight="bold" officeooo:rsid="001db59f" style:letter-kerning="false" style:font-size-asian="11pt" style:language-asian="en" style:country-asian="US" style:font-weight-asian="bold" style:font-size-complex="12pt" style:language-complex="ar" style:country-complex="SA"/>
    </style:style>
    <style:style style:name="T20" style:family="text">
      <style:text-properties fo:text-transform="uppercase" fo:color="#595959" loext:opacity="100%" style:font-name="Calibri" fo:font-size="11pt" fo:language="en" fo:country="US" fo:font-weight="bold" officeooo:rsid="001f62c4" style:letter-kerning="false" style:font-size-asian="11pt" style:language-asian="en" style:country-asian="US" style:font-weight-asian="bold" style:font-size-complex="12pt" style:language-complex="ar" style:country-complex="SA"/>
    </style:style>
    <style:style style:name="T21" style:family="text">
      <style:text-properties fo:text-transform="uppercase" fo:color="#595959" loext:opacity="100%" style:font-name="Calibri" fo:font-size="11pt" fo:language="en" fo:country="US" fo:font-weight="bold" officeooo:rsid="00258b63" style:letter-kerning="false" style:font-size-asian="11pt" style:language-asian="en" style:country-asian="US" style:font-weight-asian="bold" style:font-size-complex="12pt" style:language-complex="ar" style:country-complex="SA"/>
    </style:style>
    <style:style style:name="T22" style:family="text">
      <style:text-properties fo:text-transform="uppercase" fo:color="#595959" loext:opacity="100%" style:font-name="Calibri" fo:font-size="11pt" fo:language="en" fo:country="US" fo:font-weight="bold" officeooo:rsid="00291bef" style:letter-kerning="false" style:font-size-asian="11pt" style:language-asian="en" style:country-asian="US" style:font-weight-asian="bold" style:font-size-complex="12pt" style:language-complex="ar" style:country-complex="SA"/>
    </style:style>
    <style:style style:name="T23" style:family="text">
      <style:text-properties fo:text-transform="uppercase" fo:color="#595959" loext:opacity="100%" style:font-name="Calibri" fo:font-size="11pt" fo:language="en" fo:country="US" fo:font-weight="bold" officeooo:rsid="002ae23e" style:letter-kerning="false" style:font-size-asian="11pt" style:language-asian="en" style:country-asian="US" style:font-weight-asian="bold" style:font-size-complex="12pt" style:language-complex="ar" style:country-complex="SA"/>
    </style:style>
    <style:style style:name="T24" style:family="text">
      <style:text-properties fo:text-transform="uppercase" fo:color="#595959" loext:opacity="100%" style:font-name="Calibri" fo:font-size="11pt" fo:language="en" fo:country="US" fo:font-weight="bold" officeooo:rsid="0020d84d" style:letter-kerning="false" style:font-size-asian="11pt" style:language-asian="en" style:country-asian="US" style:font-weight-asian="bold" style:font-size-complex="13pt" style:language-complex="ar" style:country-complex="SA"/>
    </style:style>
    <style:style style:name="T25" style:family="text">
      <style:text-properties fo:text-transform="uppercase" fo:color="#595959" loext:opacity="100%" style:font-name="Calibri" fo:font-size="11pt" fo:language="en" fo:country="US" fo:font-weight="bold" officeooo:rsid="00291bef" style:letter-kerning="false" style:font-name-asian="Calibri1" style:font-size-asian="11pt" style:language-asian="en" style:country-asian="US" style:font-weight-asian="bold" style:font-name-complex="Noto Sans Arabic UI" style:font-size-complex="12pt" style:language-complex="ar" style:country-complex="SA"/>
    </style:style>
    <style:style style:name="T26" style:family="text">
      <style:text-properties fo:text-transform="uppercase" fo:color="#595959" loext:opacity="100%" style:font-name="Calibri" fo:font-size="11pt" fo:language="en" fo:country="US" fo:font-weight="bold" officeooo:rsid="002ae23e" style:letter-kerning="false" style:font-name-asian="Calibri1" style:font-size-asian="11pt" style:language-asian="en" style:country-asian="US" style:font-weight-asian="bold" style:font-name-complex="Noto Sans Arabic UI" style:font-size-complex="12pt" style:language-complex="ar" style:country-complex="SA"/>
    </style:style>
    <style:style style:name="T27" style:family="text">
      <style:text-properties fo:text-transform="uppercase" fo:font-weight="bold" officeooo:rsid="001db59f" style:font-weight-asian="bold" style:font-size-complex="12pt"/>
    </style:style>
    <style:style style:name="T28" style:family="text">
      <style:text-properties fo:text-transform="uppercase" fo:font-weight="bold" officeooo:rsid="002b0655" style:font-weight-asian="bold" style:font-size-complex="12pt"/>
    </style:style>
    <style:style style:name="T29" style:family="text">
      <style:text-properties fo:text-transform="uppercase" fo:color="#1d824c" loext:opacity="100%" style:font-name="Calibri" fo:font-size="13pt" fo:language="en" fo:country="US" fo:font-weight="bold" style:letter-kerning="false" style:font-size-asian="13pt" style:language-asian="en" style:country-asian="US" style:font-weight-asian="bold" style:font-size-complex="13pt" style:language-complex="ar" style:country-complex="SA"/>
    </style:style>
    <style:style style:name="T30" style:family="text">
      <style:text-properties fo:text-transform="uppercase" fo:color="#1d824c" loext:opacity="100%" style:font-name="Calibri" fo:font-size="13pt" fo:language="en" fo:country="US" fo:font-weight="bold" officeooo:rsid="001db59f" style:letter-kerning="false" style:font-size-asian="13pt" style:language-asian="en" style:country-asian="US" style:font-weight-asian="bold" style:font-size-complex="13pt" style:language-complex="ar" style:country-complex="SA"/>
    </style:style>
    <style:style style:name="T31" style:family="text">
      <style:text-properties fo:text-transform="uppercase" fo:color="#1d824c" loext:opacity="100%" style:font-name="Calibri" fo:font-size="13pt" fo:language="en" fo:country="US" fo:font-weight="bold" officeooo:rsid="001f62c4" style:letter-kerning="false" style:font-size-asian="13pt" style:language-asian="en" style:country-asian="US" style:font-weight-asian="bold" style:font-size-complex="13pt" style:language-complex="ar" style:country-complex="SA"/>
    </style:style>
    <style:style style:name="T32" style:family="text">
      <style:text-properties fo:text-transform="uppercase" fo:color="#1d824c" loext:opacity="100%" style:font-name="Calibri" fo:font-size="13pt" fo:language="en" fo:country="US" fo:font-weight="bold" officeooo:rsid="0020d84d" style:letter-kerning="false" style:font-size-asian="13pt" style:language-asian="en" style:country-asian="US" style:font-weight-asian="bold" style:font-size-complex="13pt" style:language-complex="ar" style:country-complex="SA"/>
    </style:style>
    <style:style style:name="T33" style:family="text">
      <style:text-properties fo:text-transform="uppercase" fo:color="#1d824c" loext:opacity="100%" style:font-name="Calibri" fo:font-size="13pt" fo:language="en" fo:country="US" fo:font-weight="bold" officeooo:rsid="002b0655" style:letter-kerning="false" style:font-size-asian="13pt" style:language-asian="en" style:country-asian="US" style:font-weight-asian="bold" style:font-size-complex="13pt" style:language-complex="ar" style:country-complex="SA"/>
    </style:style>
    <style:style style:name="T34" style:family="text">
      <style:text-properties fo:text-transform="uppercase" fo:color="#1d824c" loext:opacity="100%" style:font-name="Calibri" fo:font-size="13pt" fo:language="en" fo:country="US" fo:font-weight="bold" officeooo:rsid="00258b63" style:letter-kerning="false" style:font-name-asian="Calibri1" style:font-size-asian="13pt" style:language-asian="en" style:country-asian="US" style:font-weight-asian="bold" style:font-name-complex="Noto Sans Arabic UI" style:font-size-complex="13pt" style:language-complex="ar" style:country-complex="SA"/>
    </style:style>
    <style:style style:name="T35" style:family="text">
      <style:text-properties fo:text-transform="uppercase" fo:color="#1d824c" loext:opacity="100%" style:font-name="Calibri" fo:font-size="13pt" fo:language="en" fo:country="US" fo:font-weight="bold" officeooo:rsid="00291bef" style:letter-kerning="false" style:font-name-asian="Calibri1" style:font-size-asian="13pt" style:language-asian="en" style:country-asian="US" style:font-weight-asian="bold" style:font-name-complex="Noto Sans Arabic UI" style:font-size-complex="13pt" style:language-complex="ar" style:country-complex="SA"/>
    </style:style>
    <style:style style:name="T36" style:family="text">
      <style:text-properties fo:text-transform="uppercase" fo:color="#262626" loext:opacity="100%" style:font-name="Georgia" fo:font-size="14pt" fo:font-weight="bold" officeooo:rsid="00258b63" style:font-name-asian="Calibri1" style:font-size-asian="14pt" style:font-weight-asian="bold" style:font-name-complex="Noto Sans Arabic UI" style:font-size-complex="16pt"/>
    </style:style>
    <style:style style:name="T37" style:family="text">
      <style:text-properties fo:text-transform="uppercase" fo:color="#262626" loext:opacity="100%" style:font-name="Georgia" fo:font-size="14pt" fo:font-weight="bold" officeooo:rsid="002ae23e" style:font-name-asian="Calibri1" style:font-size-asian="14pt" style:font-weight-asian="bold" style:font-name-complex="Noto Sans Arabic UI" style:font-size-complex="16pt"/>
    </style:style>
    <style:style style:name="T38" style:family="text">
      <style:text-properties fo:color="#1d824c" loext:opacity="100%" style:font-name="Calibri" fo:font-size="11pt" fo:language="en" fo:country="US" fo:font-weight="bold" officeooo:rsid="001d67d4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39" style:family="text">
      <style:text-properties fo:font-variant="small-caps" fo:color="#595959" loext:opacity="100%" style:font-name="Calibri" fo:font-size="13pt" fo:language="en" fo:country="US" fo:font-weight="bold" officeooo:rsid="001db59f" style:letter-kerning="false" style:font-size-asian="13pt" style:language-asian="en" style:country-asian="US" style:font-weight-asian="bold" style:font-size-complex="13pt" style:language-complex="ar" style:country-complex="SA"/>
    </style:style>
    <style:style style:name="T40" style:family="text">
      <style:text-properties fo:font-variant="small-caps" fo:color="#595959" loext:opacity="100%" style:font-name="Calibri" fo:font-size="13pt" fo:language="en" fo:country="US" fo:font-weight="bold" officeooo:rsid="001f62c4" style:letter-kerning="false" style:font-size-asian="13pt" style:language-asian="en" style:country-asian="US" style:font-weight-asian="bold" style:font-size-complex="13pt" style:language-complex="ar" style:country-complex="SA"/>
    </style:style>
    <style:style style:name="T41" style:family="text">
      <style:text-properties fo:font-variant="small-caps" fo:color="#595959" loext:opacity="100%" style:font-name="Calibri" fo:font-size="13pt" fo:language="en" fo:country="US" fo:font-weight="bold" officeooo:rsid="0020d84d" style:letter-kerning="false" style:font-size-asian="13pt" style:language-asian="en" style:country-asian="US" style:font-weight-asian="bold" style:font-size-complex="13pt" style:language-complex="ar" style:country-complex="SA"/>
    </style:style>
    <style:style style:name="T42" style:family="text">
      <style:text-properties fo:font-variant="small-caps" fo:color="#595959" loext:opacity="100%" style:font-name="Calibri" fo:font-size="13pt" fo:language="en" fo:country="US" fo:font-weight="bold" officeooo:rsid="00291bef" style:letter-kerning="false" style:font-name-asian="Calibri1" style:font-size-asian="13pt" style:language-asian="en" style:country-asian="US" style:font-weight-asian="bold" style:font-name-complex="Noto Sans Arabic UI" style:font-size-complex="13pt" style:language-complex="ar" style:country-complex="SA"/>
    </style:style>
    <style:style style:name="T43" style:family="text">
      <style:text-properties fo:font-variant="small-caps" fo:color="#595959" loext:opacity="100%" style:font-name="Calibri" fo:font-size="11pt" fo:language="en" fo:country="US" fo:font-weight="bold" officeooo:rsid="001db59f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44" style:family="text">
      <style:text-properties fo:font-variant="small-caps" fo:color="#595959" loext:opacity="100%" style:font-name="Calibri" fo:font-size="11pt" fo:language="en" fo:country="US" officeooo:rsid="001db59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5" style:family="text">
      <style:text-properties fo:font-variant="small-caps" fo:color="#595959" loext:opacity="100%" style:text-position="super 58%" style:font-name="Calibri" fo:font-size="11pt" fo:language="en" fo:country="US" fo:font-weight="bold" officeooo:rsid="001db59f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46" style:family="text">
      <style:text-properties fo:font-variant="small-caps" fo:color="#595959" loext:opacity="100%" style:text-position="super 58%" style:font-name="Calibri" fo:font-size="11pt" fo:language="en" fo:country="US" officeooo:rsid="001db59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7" style:family="text">
      <style:text-properties fo:font-variant="small-caps" fo:color="#595959" loext:opacity="100%" style:text-position="super 58%" fo:font-weight="normal" style:font-weight-asian="normal" style:font-weight-complex="normal"/>
    </style:style>
    <style:style style:name="T48" style:family="text">
      <style:text-properties fo:font-variant="small-caps" fo:color="#595959" loext:opacity="100%" fo:font-weight="normal" style:font-weight-asian="normal" style:font-weight-complex="normal"/>
    </style:style>
    <style:style style:name="T49" style:family="text">
      <style:text-properties style:text-position="super 58%"/>
    </style:style>
    <style:style style:name="T50" style:family="text">
      <style:text-properties officeooo:rsid="0020af10"/>
    </style:style>
    <style:style style:name="T51" style:family="text">
      <style:text-properties officeooo:rsid="00258b63"/>
    </style:style>
    <style:style style:name="T52" style:family="text">
      <style:text-properties officeooo:rsid="002ae2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solid" svg:stroke-width="0.0071in" svg:stroke-color="#595959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7">Nicholas</text:span><text:span text:style-name="T1"> </text:span><text:span text:style-name="Intense_20_Emphasis"><text:span text:style-name="T18">Synovic</text:span></text:span></text:p>
            <text:p text:style-name="P1"><text:span text:style-name="T3">6230 North Kenmore Avenue Apt. 408</text:span><text:span text:style-name="T2"> · </text:span><text:span text:style-name="T3">(224) 501-8485</text:span></text:p>
            <text:p text:style-name="P2"><text:a xlink:type="simple" xlink:href="mailto:nicholas.synovic@gmail.com?subject=Job%20Opportunity" text:style-name="Internet_20_link" text:visited-style-name="Visited_20_Internet_20_Link"><text:span text:style-name="T38">nicholas.synovic@gmail.com</text:span></text:a><text:span text:style-name="T16"> · </text:span><text:a xlink:type="simple" xlink:href="http://nicholassynovic.github.io/" text:style-name="Internet_20_link" text:visited-style-name="Visited_20_Internet_20_Link"><text:span text:style-name="T38">nicholassynovic.github.io</text:span></text:a></text:p>
          </table:table-cell>
        </table:table-row>
      </table:table>
      <text:h text:style-name="Heading_20_1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" text:outline-level="3"><text:span text:style-name="T19">September </text:span><text:span text:style-name="T21">2020 </text:span><text:span text:style-name="T9">– </text:span><text:span text:style-name="T19">Present</text:span></text:h>
            <text:h text:style-name="P15" text:outline-level="2"><text:span text:style-name="T34">UI Developer</text:span><text:span text:style-name="T15">, </text:span><text:span text:style-name="Subtle_20_Reference"><text:span text:style-name="T39">Loyola University Chicago Computer Science Department</text:span></text:span></text:h>
            <text:list xml:id="list531021444" text:style-name="L1">
              <text:list-item>
                <text:p text:style-name="P38"><text:span text:style-name="T13">Lead a team </text:span><text:span text:style-name="T11">of </text:span><text:span text:style-name="T13">three </text:span><text:span text:style-name="T11">people responsible for the business operations of the </text:span><text:span text:style-name="T13">Software System Laboratory</text:span><text:span text:style-name="T11"> </text:span><text:span text:style-name="T13">(SSL) </text:span><text:span text:style-name="T11">Research Group</text:span></text:p>
                <text:list>
                  <text:list-item>
                    <text:p text:style-name="P42"><text:span text:style-name="T10">Responsibilities included: Developing Code of Conduct standards for accepting new members, </text:span><text:span text:style-name="T13">c</text:span><text:span text:style-name="T10">reating and implementing leadership structures</text:span></text:p>
                  </text:list-item>
                  <text:list-item>
                    <text:p text:style-name="P39"><text:span text:style-name="T13">Resulting in a documented and executable processes to ensure that the standards of SSL are maintained and enforced as students enter and leave the program</text:span></text:p>
                  </text:list-item>
                </text:list>
              </text:list-item>
              <text:list-item>
                <text:p text:style-name="P43"><text:span text:style-name="T13">C</text:span><text:span text:style-name="T10">o-leading a group of four that is developing an open source metric solution to report and visualize Defect Density, Issue Spoilage, and project health </text:span><text:span text:style-name="T14">of any GitHub hosted project</text:span></text:p>
              </text:list-item>
              <text:list-item>
                <text:p text:style-name="P42"><text:span text:style-name="T10">Creating a Code of Conduct and processes for accepting new members</text:span></text:p>
              </text:list-item>
              <text:list-item>
                <text:p text:style-name="P40"><text:span text:style-name="T10">Used HTML5, CSS, JavaScript, Python, and Content Management System (T4) to design, develop, and publish profiles, articles, and content</text:span></text:p>
              </text:list-item>
              <text:list-item>
                <text:p text:style-name="P40"><text:span text:style-name="T10">Used Sphinx, a Python tooling system, to convert RestructuredText files into HTML5 content</text:span></text:p>
              </text:list-item>
              <text:list-item>
                <text:p text:style-name="P37"><text:span text:style-name="T11">Integrated</text:span><text:span text:style-name="T12"> Travis CI to </text:span><text:span text:style-name="T11">build a continuous integration pipeline to deploy converted RestructuredText files into production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19" text:outline-level="3"><text:span text:style-name="T25">August</text:span><text:span text:style-name="T19"> </text:span><text:span text:style-name="T25">2020 </text:span><text:span text:style-name="T9">– </text:span><text:span text:style-name="T19">Present</text:span></text:h>
            <text:h text:style-name="P16" text:outline-level="2"><text:span text:style-name="T35">Board Member</text:span><text:span text:style-name="T15">, </text:span><text:span text:style-name="Subtle_20_Reference"><text:span text:style-name="T42">CAURS</text:span></text:span></text:h>
            <text:list xml:id="list144653550520393" text:continue-numbering="true" text:style-name="L1">
              <text:list-item>
                <text:p text:style-name="P36">Description of role</text:p>
              </text:list-item>
              <text:list-item>
                <text:p text:style-name="P36">Responsible for</text:p>
              </text:list-item>
              <text:list-item>
                <text:p text:style-name="P36">Resulting in</text:p>
                <text:p text:style-name="P46"><text:span text:style-name="Subtle_20_Reference"><text:span text:style-name="T11"/>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h text:style-name="P19" text:outline-level="3"><text:span text:style-name="T25">December</text:span><text:span text:style-name="T19"> </text:span><text:span text:style-name="T21">20</text:span><text:span text:style-name="T22">19</text:span><text:span text:style-name="T21"> </text:span><text:span text:style-name="T9">– </text:span><text:span text:style-name="T19">Present</text:span></text:h>
            <text:h text:style-name="P16" text:outline-level="2"><text:span text:style-name="T35">Independent Research Project</text:span><text:span text:style-name="T15">, </text:span><text:span text:style-name="Subtle_20_Reference"><text:span text:style-name="T39">Loyola University Chicago</text:span></text:span></text:h>
            <text:list xml:id="list144653765418985" text:continue-numbering="true" text:style-name="L1">
              <text:list-item>
                <text:p text:style-name="P41"><text:span text:style-name="T10">Used Sphinx, a Python tooling system, to convert RestructuredText files into HTML5 content</text:span></text:p>
                <text:p text:style-name="P46"><text:span text:style-name="Subtle_20_Reference"><text:span text:style-name="T11"/></text:span>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h text:style-name="P4" text:outline-level="3"><text:span text:style-name="T20">May 2019</text:span><text:span text:style-name="T9"> – </text:span><text:span text:style-name="T20">June 2019</text:span></text:h>
            <text:h text:style-name="P7" text:outline-level="2"><text:span text:style-name="Subtle_20_Reference"><text:span text:style-name="T31">Biomedical Researcher</text:span></text:span><text:span text:style-name="Subtle_20_Reference"><text:span text:style-name="T40">, Loyola University Chicago FYRE Program</text:span></text:span></text:h>
            <text:list xml:id="list52069146" text:style-name="L2">
              <text:list-item>
                <text:p text:style-name="P44"><text:span text:style-name="T4">Research and Create hardware and software to measure the startle reflex of mice</text:span></text:p>
              </text:list-item>
              <text:list-item>
                <text:p text:style-name="P45"><text:span text:style-name="T2">Simulate hardware using the MatLab and Simulink software suites</text:span></text:p>
              </text:list-item>
              <text:list-item>
                <text:p text:style-name="P45"><text:span text:style-name="T2">Teach and Demonstrate to other researchers how to write hardware compatible code</text:span></text:p>
              </text:list-item>
            </text:list>
          </table:table-cell>
        </table:table-row>
      </table:table>
      <text:h text:style-name="P12" text:outline-level="1">Skills</text:h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3885216062" text:style-name="WWNum5">
              <text:list-item>
                <text:p text:style-name="P23"><text:span text:style-name="T8">Languages: </text:span><text:span text:style-name="T4">Java, Scala, Python</text:span><text:span text:style-name="T6">, </text:span><text:span text:style-name="T8">and </text:span><text:span text:style-name="T5">J</text:span><text:span text:style-name="T7">ava</text:span><text:span text:style-name="T5">S</text:span><text:span text:style-name="T7">cript</text:span></text:p>
              </text:list-item>
              <text:list-item>
                <text:p text:style-name="P26"><text:span text:style-name="T52">Source Code VCS: </text:span>Git, GitHub, <text:span text:style-name="T52">and </text:span>BitBucket</text:p>
              </text:list-item>
              <text:list-item>
                <text:p text:style-name="P27"><text:span text:style-name="T52">Containerization: </text:span>Docker</text:p>
              </text:list-item>
              <text:list-item>
                <text:p text:style-name="P27"><text:span text:style-name="T52">CI/CD: </text:span>Travis CI and GitHub Actions</text:p>
              </text:list-item>
            </text:list>
          </table:table-cell>
          <table:table-cell table:style-name="Table4.B1" office:value-type="string">
            <text:list xml:id="list144652338974247" text:continue-numbering="true" text:style-name="WWNum5">
              <text:list-item>
                <text:p text:style-name="P29">Leader and Team Player</text:p>
              </text:list-item>
              <text:list-item>
                <text:p text:style-name="P29">Researching <text:span text:style-name="T50">and Critical/ Analytical Thinking</text:span></text:p>
              </text:list-item>
              <text:list-item>
                <text:p text:style-name="P29">Business Writing and Communication</text:p>
              </text:list-item>
            </text:list>
          </table:table-cell>
        </table:table-row>
      </table:table>
      <text:h text:style-name="P10" text:outline-level="1"><text:soft-page-break/></text:h>
      <text:h text:style-name="P13" text:outline-level="1"><text:span text:style-name="T36">E</text:span><text:span text:style-name="T37">xtra Curricular</text:span></text:h>
      <table:table table:name="Table5" table:style-name="Table5">
        <table:table-column table:style-name="Table5.A"/>
        <table:table-row table:style-name="TableLine94737153121744">
          <table:table-cell table:style-name="Table5.A1" office:value-type="string">
            <text:h text:style-name="P20" text:outline-level="3"><text:span text:style-name="T26">December</text:span><text:span text:style-name="T19"> </text:span><text:span text:style-name="T21">20</text:span><text:span text:style-name="T23">19</text:span><text:span text:style-name="T21"> </text:span><text:span text:style-name="T24">– </text:span><text:span text:style-name="T19">Present</text:span></text:h>
            <text:h text:style-name="P8" text:outline-level="2"><text:span text:style-name="T32">Vp of Communications</text:span><text:span text:style-name="T15">, </text:span><text:span text:style-name="Subtle_20_Reference"><text:span text:style-name="T41">Eta Omega Chapter of Beta Theta Pi</text:span></text:span></text:h>
            <text:list xml:id="list534588580" text:style-name="L3">
              <text:list-item>
                <text:p text:style-name="P33">2020 Deans List Recipient</text:p>
              </text:list-item>
              <text:list-item>
                <text:p text:style-name="P33"><text:span text:style-name="Subtle_20_Reference"><text:span text:style-name="T48">2</text:span></text:span><text:span text:style-name="Subtle_20_Reference"><text:span text:style-name="T47">nd</text:span></text:span><text:span text:style-name="Subtle_20_Reference"><text:span text:style-name="T48"> Place at the 2019 LUC CS Fall Student Showcase</text:span></text:span></text:p>
              </text:list-item>
            </text:list>
          </table:table-cell>
        </table:table-row>
      </table:table>
      <text:h text:style-name="P5" text:outline-level="1">Publications</text:h>
      <table:table table:name="Table6" table:style-name="Table6">
        <table:table-column table:style-name="Table6.A"/>
        <table:table-row table:style-name="TableLine94737153115072">
          <table:table-cell table:style-name="Table6.A1" office:value-type="string">
            <text:p text:style-name="P30">Miller, Allan, George Thiruvathukal, Konstantin Laufer, Emmanuel Amobi, Sean Higgins, Linette Maliakal, </text:p>
            <text:p text:style-name="P31">Emily Meister, et al. Toward a containerized pipeline for longitudinal analysis of open-source software projects, June 1, 2020. <text:a xlink:type="simple" xlink:href="https://ecommons.luc.edu/grs/2020/posters/4/" text:style-name="Internet_20_link" text:visited-style-name="Visited_20_Internet_20_Link">https://ecommons.luc.edu/grs/2020/posters/4/</text:a>. </text:p>
          </table:table-cell>
        </table:table-row>
      </table:table>
      <text:h text:style-name="P14" text:outline-level="1">Education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1" text:outline-level="3"><text:span text:style-name="T28">Expected Graduation </text:span><text:span text:style-name="T27">May</text:span> <text:span text:style-name="T27">2022</text:span></text:h>
            <text:h text:style-name="P18" text:outline-level="2"><text:span text:style-name="T30">B</text:span><text:span text:style-name="T33">achelor’s</text:span><text:span text:style-name="T30"> in Computer science</text:span><text:span text:style-name="T15">, </text:span><text:span text:style-name="Subtle_20_Reference"><text:span text:style-name="T39">Loyola University Chicago</text:span></text:span></text:h>
            <text:list xml:id="list144652763828263" text:continue-numbering="true" text:style-name="L3">
              <text:list-item>
                <text:p text:style-name="P35">GPA: 3.281</text:p>
              </text:list-item>
              <text:list-item>
                <text:p text:style-name="P34">2020 Deans List Recipient</text:p>
              </text:list-item>
              <text:list-item>
                <text:p text:style-name="P34">2<text:span text:style-name="T49">nd</text:span> Place at the 2019 LUC CS Fall Student Showcase</text:p>
              </text:list-item>
            </text:list>
          </table:table-cell>
        </table:table-row>
      </table:table>
      <text:h text:style-name="P1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.028in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0555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5"/>
    <style:style style:name="List_20_Number" style:display-name="List Number" style:family="paragraph" style:parent-style-name="Standard" style:default-outline-level="" style:list-style-name="WWNum7">
      <style:paragraph-properties fo:margin-top="0in" fo:margin-bottom="0in" style:contextual-spacing="tru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139in" fo:margin-bottom="0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d824c" style:shadow="#000000 0.0035in 0.0035in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style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Closing" style:family="paragraph" style:parent-style-name="Standard" style:default-outline-level="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-0.25in" style:auto-text-indent="false"/>
    </style:style>
    <style:style style:name="List_20_Bullet_20_3" style:display-name="List Bullet 3" style:family="paragraph" style:parent-style-name="Standard" style:default-outline-level="" style:list-style-name="WWNum4">
      <style:paragraph-properties fo:margin-top="0in" fo:margin-bottom="0in" style:contextual-spacing="true"/>
    </style:style>
    <style:style style:name="List_20_Bullet_20_4" style:display-name="List Bullet 4" style:family="paragraph" style:parent-style-name="Standard" style:default-outline-level="" style:list-style-name="WWNum10">
      <style:paragraph-properties fo:margin-top="0in" fo:margin-bottom="0in" style:contextual-spacing="true"/>
    </style:style>
    <style:style style:name="List_20_Bullet_20_5" style:display-name="List Bullet 5" style:family="paragraph" style:parent-style-name="Standard" style:default-outline-level="" style:list-style-name="WWNum11">
      <style:paragraph-properties fo:margin-top="0in" fo:margin-bottom="0in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3" style:display-name="List Number 3" style:family="paragraph" style:parent-style-name="Standard" style:default-outline-level="" style:list-style-name="WWNum8">
      <style:paragraph-properties fo:margin-top="0in" fo:margin-bottom="0in" style:contextual-spacing="true"/>
    </style:style>
    <style:style style:name="List_20_Number_20_4" style:display-name="List Number 4" style:family="paragraph" style:parent-style-name="Standard" style:default-outline-level="" style:list-style-name="WWNum12">
      <style:paragraph-properties fo:margin-top="0in" fo:margin-bottom="0in" style:contextual-spacing="true"/>
    </style:style>
    <style:style style:name="List_20_Number_20_5" style:display-name="List Number 5" style:family="paragraph" style:parent-style-name="Standard" style:default-outline-level="" style:list-style-name="WWNum13">
      <style:paragraph-properties fo:margin-top="0in" fo:margin-bottom="0in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 style:shadow="non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style:contextual-spacing="false"/>
      <style:text-properties style:font-name="Georgia" fo:font-family="Georg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Noto Sans Arabic UI" style:font-family-complex="'Noto Sans Arabic UI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Heading_20_1_20_Char" style:display-name="Heading 1 Ch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>
      <style:text-properties fo:color="#1d824c" loext:opacity="100%" fo:font-size="12pt" style:font-size-asian="12pt"/>
    </style:style>
    <style:style style:name="ListLabel_20_4" style:display-name="ListLabel 4" style:family="text">
      <style:text-properties fo:color="#1d824c" loext:opacity="100%" fo:font-size="12pt" style:font-size-asian="12pt"/>
    </style:style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1pt" style:font-size-asian="11pt"/>
    </style:style>
    <style:style style:name="ListLabel_20_7" style:display-name="ListLabel 7" style:family="text">
      <style:text-properties fo:color="#1d824c" loext:opacity="100%" fo:font-size="11pt" style:font-size-asian="11pt"/>
    </style:style>
    <style:style style:name="ListLabel_20_8" style:display-name="ListLabel 8" style:family="text">
      <style:text-properties fo:color="#1d824c" loext:opacity="100%" fo:font-size="11pt" style:font-size-asian="11pt"/>
    </style:style>
    <style:style style:name="ListLabel_20_9" style:display-name="ListLabel 9" style:family="text">
      <style:text-properties fo:color="#1d824c" loext:opacity="100%" fo:font-size="11pt" style:font-size-asian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071in" svg:stroke-color="#595959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09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98in" fo:margin-left="0in" fo:margin-right="0in" fo:margin-bottom="0.2201in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draw:z-index="0" draw:name="Straight Connector 5_1" draw:style-name="Mgr1" draw:text-style-name="MP1" svg:x1="-0.0992in" svg:y1="1.9028in" svg:x2="8.5988in" svg:y2="1.9028in"><svg:desc>Header dividing line</svg:desc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09:33:48.929248664</meta:creation-date>
    <dc:date>2021-02-10T14:46:22.025257152</dc:date>
    <meta:editing-duration>PT29M21S</meta:editing-duration>
    <meta:editing-cycles>10</meta:editing-cycles>
    <meta:generator>LibreOffice/7.0.3.1$Linux_X86_64 LibreOffice_project/00$Build-1</meta:generator>
    <meta:document-statistic meta:table-count="6" meta:image-count="0" meta:object-count="0" meta:page-count="2" meta:paragraph-count="52" meta:word-count="408" meta:character-count="2710" meta:non-whitespace-character-count="23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 Resume.dotx" xlink:href=""/>
  </office:meta>
</office:document-meta>
</file>